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TooLargeException.ClassTooLargeException( final String className , final int constantPool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TooLargeExcept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ooLargeException.getConstantPool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